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odoni MT" svg:font-family="'Bodoni MT'" style:font-family-generic="roman" style:font-pitch="variable"/>
    <style:font-face style:name="Arial" svg:font-family="Arial" style:font-family-generic="swiss" style:font-pitch="variable"/>
    <style:font-face style:name="BankGothic Md BT" svg:font-family="'BankGothic Md BT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5cm"/>
    </style:style>
    <style:style style:name="co2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35cm"/>
    </style:style>
    <style:style style:name="co5" style:family="table-column">
      <style:table-column-properties fo:break-before="auto" style:column-width="2.168cm"/>
    </style:style>
    <style:style style:name="co6" style:family="table-column">
      <style:table-column-properties fo:break-before="auto" style:column-width="2.983cm"/>
    </style:style>
    <style:style style:name="co7" style:family="table-column">
      <style:table-column-properties fo:break-before="auto" style:column-width="5.692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PageStyle_5f_Project_20_Spreadsheet_20_Company">
      <style:table-properties table:display="true" style:writing-mode="lr-tb"/>
    </style:style>
    <style:style style:name="ce1" style:family="table-cell" style:parent-style-name="Excel_20_Built-in_20_Normal">
      <style:table-cell-properties fo:background-color="#5b9bd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BankGothic Md BT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name-complex="BankGothic Md BT" style:font-size-complex="24pt" style:font-style-complex="normal" style:font-weight-complex="normal"/>
    </style:style>
    <style:style style:name="ce2" style:family="table-cell" style:parent-style-name="Excel_20_Built-in_20_Normal">
      <style:table-cell-properties fo:background-color="#afabab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70ad47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2f2f2" style:text-outline="false" style:text-line-through-style="none" style:font-name="Bodoni MT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5b9bd5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BankGothic Md BT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name-complex="BankGothic Md BT" style:font-size-complex="24pt" style:font-style-complex="normal" style:font-weight-complex="normal"/>
    </style:style>
    <style:style style:name="ce6" style:family="table-cell" style:parent-style-name="Excel_20_Built-in_20_Normal">
      <style:table-cell-properties fo:background-color="#afabab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ackground-color="#70ad47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2f2f2" style:text-outline="false" style:text-line-through-style="none" style:font-name="Bodoni MT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Excel_20_Built-in_20_Normal" style:data-style-name="N8130"/>
    <style:style style:name="ce9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color="#0000ff"/>
    </style:style>
    <style:style style:name="T2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ject Spreadsheet Compan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2" table:number-columns-repeated="1015" table:default-cell-style-name="Excel_20_Built-in_20_Normal"/>
        <table:table-row table:style-name="ro1">
          <table:table-cell table:style-name="ce1" office:value-type="string" table:number-columns-spanned="22" table:number-rows-spanned="1">
            <text:p>Ambrose Inc.</text:p>
          </table:table-cell>
          <table:covered-table-cell table:number-columns-repeated="21" table:style-name="ce5"/>
          <table:table-cell table:number-columns-repeated="1002"/>
        </table:table-row>
        <table:table-row table:style-name="ro2">
          <table:table-cell table:style-name="ce2" table:number-columns-spanned="22" table:number-rows-spanned="1"/>
          <table:covered-table-cell table:number-columns-repeated="21" table:style-name="ce6"/>
          <table:table-cell table:number-columns-repeated="1002"/>
        </table:table-row>
        <table:table-row table:style-name="ro3">
          <table:table-cell table:style-name="ce3" office:value-type="string" table:number-columns-spanned="22" table:number-rows-spanned="1">
            <text:p>Electrical Sales</text:p>
          </table:table-cell>
          <table:covered-table-cell table:number-columns-repeated="21" table:style-name="ce7"/>
          <table:table-cell table:number-columns-repeated="100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4" office:value-type="string">
            <text:p>Employee Name</text:p>
          </table:table-cell>
          <table:table-cell table:style-name="ce4" office:value-type="string">
            <text:p>Sales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Hourly Rate</text:p>
          </table:table-cell>
          <table:table-cell table:style-name="ce4" office:value-type="string">
            <text:p>Basic Pay</text:p>
          </table:table-cell>
          <table:table-cell table:style-name="ce4" office:value-type="string">
            <text:p>Commission</text:p>
          </table:table-cell>
          <table:table-cell table:style-name="ce4" office:value-type="string">
            <text:p>Deductions</text:p>
          </table:table-cell>
          <table:table-cell table:style-name="ce9" office:value-type="string">
            <text:p>Total Payment</text:p>
          </table:table-cell>
          <table:table-cell table:style-name="ce9" office:value-type="string">
            <text:p>Total Payment after deductions</text:p>
          </table:table-cell>
          <table:table-cell table:number-columns-repeated="1015"/>
        </table:table-row>
        <table:table-row table:style-name="ro2">
          <table:table-cell office:value-type="string">
            <text:p>Brooke Hanse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8" table:formula="of:=IF([.C9]&gt;=40;8.65;6.92)" office:value-type="currency" office:currency="EUR" office:value="6.92">
            <text:p>€6.92</text:p>
          </table:table-cell>
          <table:table-cell table:style-name="ce8" table:formula="of:=[.C9]*[.D9]" office:value-type="currency" office:currency="EUR" office:value="48.44">
            <text:p>€48.44</text:p>
          </table:table-cell>
          <table:table-cell table:style-name="ce8" table:formula="of:=IF([.B9]&gt;12;15;IF([.D9]&gt;6;5;0))" office:value-type="currency" office:currency="EUR" office:value="5">
            <text:p>€5.00</text:p>
          </table:table-cell>
          <table:table-cell table:formula="of:=[.H9]*0.42" office:value-type="currency" office:currency="EUR" office:value="22.4448">
            <text:p>€22.44</text:p>
          </table:table-cell>
          <table:table-cell table:style-name="ce8" table:formula="of:=SUM([.E9]+[.F9])" office:value-type="currency" office:currency="EUR" office:value="53.44">
            <text:p>€53.44</text:p>
          </table:table-cell>
          <table:table-cell table:style-name="ce8" table:formula="of:=SUM([.H9]-[.G9])" office:value-type="currency" office:currency="EUR" office:value="30.9952">
            <text:p>€31.00</text:p>
          </table:table-cell>
          <table:table-cell table:number-columns-repeated="1015"/>
        </table:table-row>
        <table:table-row table:style-name="ro2">
          <table:table-cell office:value-type="string">
            <text:p>Ruby Altamirano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table:style-name="ce8" table:formula="of:=IF([.C10]&gt;=40;8.65;6.92)" office:value-type="currency" office:currency="EUR" office:value="8.65">
            <text:p>€8.65</text:p>
          </table:table-cell>
          <table:table-cell table:style-name="ce8" table:formula="of:=[.C10]*[.D10]" office:value-type="currency" office:currency="EUR" office:value="371.95">
            <text:p>€371.95</text:p>
          </table:table-cell>
          <table:table-cell table:style-name="ce8" table:formula="of:=IF([.B10]&gt;12;15;IF([.D10]&gt;6;5;0))" office:value-type="currency" office:currency="EUR" office:value="15">
            <text:p>€15.00</text:p>
          </table:table-cell>
          <table:table-cell table:formula="of:=[.H10]*0.42" office:value-type="currency" office:currency="EUR" office:value="162.519">
            <text:p>€162.52</text:p>
          </table:table-cell>
          <table:table-cell table:style-name="ce8" table:formula="of:=SUM([.E10]+[.F10])" office:value-type="currency" office:currency="EUR" office:value="386.95">
            <text:p>€386.95</text:p>
          </table:table-cell>
          <table:table-cell table:style-name="ce8" table:formula="of:=SUM([.H10]-[.G10])" office:value-type="currency" office:currency="EUR" office:value="224.431">
            <text:p>€224.43</text:p>
          </table:table-cell>
          <table:table-cell table:number-columns-repeated="1015"/>
        </table:table-row>
        <table:table-row table:style-name="ro2">
          <table:table-cell office:value-type="string">
            <text:p>Brian Corcoran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table:style-name="ce8" table:formula="of:=IF([.C11]&gt;=40;8.65;6.92)" office:value-type="currency" office:currency="EUR" office:value="8.65">
            <text:p>€8.65</text:p>
          </table:table-cell>
          <table:table-cell table:style-name="ce8" table:formula="of:=[.C11]*[.D11]" office:value-type="currency" office:currency="EUR" office:value="354.65">
            <text:p>€354.65</text:p>
          </table:table-cell>
          <table:table-cell table:style-name="ce8" table:formula="of:=IF([.B11]&gt;12;15;IF([.D11]&gt;6;5;0))" office:value-type="currency" office:currency="EUR" office:value="15">
            <text:p>€15.00</text:p>
          </table:table-cell>
          <table:table-cell table:formula="of:=[.H11]*0.42" office:value-type="currency" office:currency="EUR" office:value="155.253">
            <text:p>€155.25</text:p>
          </table:table-cell>
          <table:table-cell table:style-name="ce8" table:formula="of:=SUM([.E11]+[.F11])" office:value-type="currency" office:currency="EUR" office:value="369.65">
            <text:p>€369.65</text:p>
          </table:table-cell>
          <table:table-cell table:style-name="ce8" table:formula="of:=SUM([.H11]-[.G11])" office:value-type="currency" office:currency="EUR" office:value="214.397">
            <text:p>€214.40</text:p>
          </table:table-cell>
          <table:table-cell table:number-columns-repeated="1015"/>
        </table:table-row>
        <table:table-row table:style-name="ro2">
          <table:table-cell office:value-type="string">
            <text:p>Craig Anderson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table:style-name="ce8" table:formula="of:=IF([.C12]&gt;=40;8.65;6.92)" office:value-type="currency" office:currency="EUR" office:value="8.65">
            <text:p>€8.65</text:p>
          </table:table-cell>
          <table:table-cell table:style-name="ce8" table:formula="of:=[.C12]*[.D12]" office:value-type="currency" office:currency="EUR" office:value="406.55">
            <text:p>€406.55</text:p>
          </table:table-cell>
          <table:table-cell table:style-name="ce8" table:formula="of:=IF([.B12]&gt;12;15;IF([.D12]&gt;6;5;0))" office:value-type="currency" office:currency="EUR" office:value="15">
            <text:p>€15.00</text:p>
          </table:table-cell>
          <table:table-cell table:formula="of:=[.H12]*0.42" office:value-type="currency" office:currency="EUR" office:value="177.051">
            <text:p>€177.05</text:p>
          </table:table-cell>
          <table:table-cell table:style-name="ce8" table:formula="of:=SUM([.E12]+[.F12])" office:value-type="currency" office:currency="EUR" office:value="421.55">
            <text:p>€421.55</text:p>
          </table:table-cell>
          <table:table-cell table:style-name="ce8" table:formula="of:=SUM([.H12]-[.G12])" office:value-type="currency" office:currency="EUR" office:value="244.499">
            <text:p>€244.50</text:p>
          </table:table-cell>
          <table:table-cell table:number-columns-repeated="1015"/>
        </table:table-row>
        <table:table-row table:style-name="ro2">
          <table:table-cell office:value-type="string">
            <text:p>Chris Spencer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style-name="ce8" table:formula="of:=IF([.C13]&gt;=40;8.65;6.92)" office:value-type="currency" office:currency="EUR" office:value="6.92">
            <text:p>€6.92</text:p>
          </table:table-cell>
          <table:table-cell table:style-name="ce8" table:formula="of:=[.C13]*[.D13]" office:value-type="currency" office:currency="EUR" office:value="103.8">
            <text:p>€103.80</text:p>
          </table:table-cell>
          <table:table-cell table:style-name="ce8" table:formula="of:=IF([.B13]&gt;12;15;IF([.D13]&gt;6;5;0))" office:value-type="currency" office:currency="EUR" office:value="5">
            <text:p>€5.00</text:p>
          </table:table-cell>
          <table:table-cell table:formula="of:=[.H13]*0.42" office:value-type="currency" office:currency="EUR" office:value="45.696">
            <text:p>€45.70</text:p>
          </table:table-cell>
          <table:table-cell table:style-name="ce8" table:formula="of:=SUM([.E13]+[.F13])" office:value-type="currency" office:currency="EUR" office:value="108.8">
            <text:p>€108.80</text:p>
          </table:table-cell>
          <table:table-cell table:style-name="ce8" table:formula="of:=SUM([.H13]-[.G13])" office:value-type="currency" office:currency="EUR" office:value="63.104">
            <text:p>€63.10</text:p>
          </table:table-cell>
          <table:table-cell table:number-columns-repeated="1015"/>
        </table:table-row>
        <table:table-row table:style-name="ro2">
          <table:table-cell office:value-type="string">
            <text:p>Adam Byrne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table:style-name="ce8" table:formula="of:=IF([.C14]&gt;=40;8.65;6.92)" office:value-type="currency" office:currency="EUR" office:value="8.65">
            <text:p>€8.65</text:p>
          </table:table-cell>
          <table:table-cell table:style-name="ce8" table:formula="of:=[.C14]*[.D14]" office:value-type="currency" office:currency="EUR" office:value="346">
            <text:p>€346.00</text:p>
          </table:table-cell>
          <table:table-cell table:style-name="ce8" table:formula="of:=IF([.B14]&gt;12;15;IF([.D14]&gt;6;5;0))" office:value-type="currency" office:currency="EUR" office:value="15">
            <text:p>€15.00</text:p>
          </table:table-cell>
          <table:table-cell table:formula="of:=[.H14]*0.42" office:value-type="currency" office:currency="EUR" office:value="151.62">
            <text:p>€151.62</text:p>
          </table:table-cell>
          <table:table-cell table:style-name="ce8" table:formula="of:=SUM([.E14]+[.F14])" office:value-type="currency" office:currency="EUR" office:value="361">
            <text:p>€361.00</text:p>
          </table:table-cell>
          <table:table-cell table:style-name="ce8" table:formula="of:=SUM([.H14]-[.G14])" office:value-type="currency" office:currency="EUR" office:value="209.38">
            <text:p>€209.38</text:p>
          </table:table-cell>
          <table:table-cell table:number-columns-repeated="1015"/>
        </table:table-row>
        <table:table-row table:style-name="ro2">
          <table:table-cell office:value-type="string">
            <text:p>Marieanna Quinn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table:style-name="ce8" table:formula="of:=IF([.C15]&gt;=40;8.65;6.92)" office:value-type="currency" office:currency="EUR" office:value="8.65">
            <text:p>€8.65</text:p>
          </table:table-cell>
          <table:table-cell table:style-name="ce8" table:formula="of:=[.C15]*[.D15]" office:value-type="currency" office:currency="EUR" office:value="346">
            <text:p>€346.00</text:p>
          </table:table-cell>
          <table:table-cell table:style-name="ce8" table:formula="of:=IF([.B15]&gt;12;15;IF([.D15]&gt;6;5;0))" office:value-type="currency" office:currency="EUR" office:value="15">
            <text:p>€15.00</text:p>
          </table:table-cell>
          <table:table-cell table:formula="of:=[.H15]*0.42" office:value-type="currency" office:currency="EUR" office:value="151.62">
            <text:p>€151.62</text:p>
          </table:table-cell>
          <table:table-cell table:style-name="ce8" table:formula="of:=SUM([.E15]+[.F15])" office:value-type="currency" office:currency="EUR" office:value="361">
            <text:p>€361.00</text:p>
          </table:table-cell>
          <table:table-cell table:style-name="ce8" table:formula="of:=SUM([.H15]-[.G15])" office:value-type="currency" office:currency="EUR" office:value="209.38">
            <text:p>€209.38</text:p>
          </table:table-cell>
          <table:table-cell table:number-columns-repeated="1015"/>
        </table:table-row>
        <table:table-row table:style-name="ro2">
          <table:table-cell office:value-type="string">
            <text:p>Craig MacKenzie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8" table:formula="of:=IF([.C16]&gt;=40;8.65;6.92)" office:value-type="currency" office:currency="EUR" office:value="6.92">
            <text:p>€6.92</text:p>
          </table:table-cell>
          <table:table-cell table:style-name="ce8" table:formula="of:=[.C16]*[.D16]" office:value-type="currency" office:currency="EUR" office:value="48.44">
            <text:p>€48.44</text:p>
          </table:table-cell>
          <table:table-cell table:style-name="ce8" table:formula="of:=IF([.B16]&gt;12;15;IF([.D16]&gt;6;5;0))" office:value-type="currency" office:currency="EUR" office:value="5">
            <text:p>€5.00</text:p>
          </table:table-cell>
          <table:table-cell table:formula="of:=[.H16]*0.42" office:value-type="currency" office:currency="EUR" office:value="22.4448">
            <text:p>€22.44</text:p>
          </table:table-cell>
          <table:table-cell table:style-name="ce8" table:formula="of:=SUM([.E16]+[.F16])" office:value-type="currency" office:currency="EUR" office:value="53.44">
            <text:p>€53.44</text:p>
          </table:table-cell>
          <table:table-cell table:style-name="ce8" table:formula="of:=SUM([.H16]-[.G16])" office:value-type="currency" office:currency="EUR" office:value="30.9952">
            <text:p>€31.00</text:p>
          </table:table-cell>
          <table:table-cell table:number-columns-repeated="1015"/>
        </table:table-row>
        <table:table-row table:style-name="ro2">
          <table:table-cell office:value-type="string">
            <text:p>Katherine Merrit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8" table:formula="of:=IF([.C17]&gt;=40;8.65;6.92)" office:value-type="currency" office:currency="EUR" office:value="6.92">
            <text:p>€6.92</text:p>
          </table:table-cell>
          <table:table-cell table:style-name="ce8" table:formula="of:=[.C17]*[.D17]" office:value-type="currency" office:currency="EUR" office:value="103.8">
            <text:p>€103.80</text:p>
          </table:table-cell>
          <table:table-cell table:style-name="ce8" table:formula="of:=IF([.B17]&gt;12;15;IF([.D17]&gt;6;5;0))" office:value-type="currency" office:currency="EUR" office:value="5">
            <text:p>€5.00</text:p>
          </table:table-cell>
          <table:table-cell table:formula="of:=[.H17]*0.42" office:value-type="currency" office:currency="EUR" office:value="45.696">
            <text:p>€45.70</text:p>
          </table:table-cell>
          <table:table-cell table:style-name="ce8" table:formula="of:=SUM([.E17]+[.F17])" office:value-type="currency" office:currency="EUR" office:value="108.8">
            <text:p>€108.80</text:p>
          </table:table-cell>
          <table:table-cell table:style-name="ce8" table:formula="of:=SUM([.H17]-[.G17])" office:value-type="currency" office:currency="EUR" office:value="63.104">
            <text:p>€63.10</text:p>
          </table:table-cell>
          <table:table-cell table:number-columns-repeated="1015"/>
        </table:table-row>
        <table:table-row table:style-name="ro2">
          <table:table-cell office:value-type="string">
            <text:p>Christopher Mulready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style-name="ce8" table:formula="of:=IF([.C18]&gt;=40;8.65;6.92)" office:value-type="currency" office:currency="EUR" office:value="8.65">
            <text:p>€8.65</text:p>
          </table:table-cell>
          <table:table-cell table:style-name="ce8" table:formula="of:=[.C18]*[.D18]" office:value-type="currency" office:currency="EUR" office:value="415.2">
            <text:p>€415.20</text:p>
          </table:table-cell>
          <table:table-cell table:style-name="ce8" table:formula="of:=IF([.B18]&gt;12;15;IF([.D18]&gt;6;5;0))" office:value-type="currency" office:currency="EUR" office:value="15">
            <text:p>€15.00</text:p>
          </table:table-cell>
          <table:table-cell table:formula="of:=[.H18]*0.42" office:value-type="currency" office:currency="EUR" office:value="180.684">
            <text:p>€180.68</text:p>
          </table:table-cell>
          <table:table-cell table:style-name="ce8" table:formula="of:=SUM([.E18]+[.F18])" office:value-type="currency" office:currency="EUR" office:value="430.2">
            <text:p>€430.20</text:p>
          </table:table-cell>
          <table:table-cell table:style-name="ce8" table:formula="of:=SUM([.H18]-[.G18])" office:value-type="currency" office:currency="EUR" office:value="249.516">
            <text:p>€249.52</text:p>
          </table:table-cell>
          <table:table-cell table:number-columns-repeated="1015"/>
        </table:table-row>
        <table:table-row table:style-name="ro2">
          <table:table-cell office:value-type="string">
            <text:p>Glen Patterso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8" table:formula="of:=IF([.C19]&gt;=40;8.65;6.92)" office:value-type="currency" office:currency="EUR" office:value="6.92">
            <text:p>€6.92</text:p>
          </table:table-cell>
          <table:table-cell table:style-name="ce8" table:formula="of:=[.C19]*[.D19]" office:value-type="currency" office:currency="EUR" office:value="48.44">
            <text:p>€48.44</text:p>
          </table:table-cell>
          <table:table-cell table:style-name="ce8" table:formula="of:=IF([.B19]&gt;12;15;IF([.D19]&gt;6;5;0))" office:value-type="currency" office:currency="EUR" office:value="5">
            <text:p>€5.00</text:p>
          </table:table-cell>
          <table:table-cell table:formula="of:=[.H19]*0.42" office:value-type="currency" office:currency="EUR" office:value="22.4448">
            <text:p>€22.44</text:p>
          </table:table-cell>
          <table:table-cell table:style-name="ce8" table:formula="of:=SUM([.E19]+[.F19])" office:value-type="currency" office:currency="EUR" office:value="53.44">
            <text:p>€53.44</text:p>
          </table:table-cell>
          <table:table-cell table:style-name="ce8" table:formula="of:=SUM([.H19]-[.G19])" office:value-type="currency" office:currency="EUR" office:value="30.9952">
            <text:p>€31.00</text:p>
          </table:table-cell>
          <table:table-cell table:number-columns-repeated="1015"/>
        </table:table-row>
        <table:table-row table:style-name="ro2">
          <table:table-cell office:value-type="string">
            <text:p>Shane Matthews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table:style-name="ce8" table:formula="of:=IF([.C20]&gt;=40;8.65;6.92)" office:value-type="currency" office:currency="EUR" office:value="8.65">
            <text:p>€8.65</text:p>
          </table:table-cell>
          <table:table-cell table:style-name="ce8" table:formula="of:=[.C20]*[.D20]" office:value-type="currency" office:currency="EUR" office:value="389.25">
            <text:p>€389.25</text:p>
          </table:table-cell>
          <table:table-cell table:style-name="ce8" table:formula="of:=IF([.B20]&gt;12;15;IF([.D20]&gt;6;5;0))" office:value-type="currency" office:currency="EUR" office:value="15">
            <text:p>€15.00</text:p>
          </table:table-cell>
          <table:table-cell table:formula="of:=[.H20]*0.42" office:value-type="currency" office:currency="EUR" office:value="169.785">
            <text:p>€169.79</text:p>
          </table:table-cell>
          <table:table-cell table:style-name="ce8" table:formula="of:=SUM([.E20]+[.F20])" office:value-type="currency" office:currency="EUR" office:value="404.25">
            <text:p>€404.25</text:p>
          </table:table-cell>
          <table:table-cell table:style-name="ce8" table:formula="of:=SUM([.H20]-[.G20])" office:value-type="currency" office:currency="EUR" office:value="234.465">
            <text:p>€234.47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IF(<text:span text:style-name="T1">D9</text:span>&gt;12;20;IF(<text:span text:style-name="T2">D9</text:span>&gt;6;10;0))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>
            <text:p>VLOOKUP(<text:span text:style-name="T1">$B$17</text:span>;<text:span text:style-name="T2">$A$2:$J$5</text:span>;2)</text:p>
          </table:table-cell>
          <table:table-cell table:number-columns-repeated="1016"/>
        </table:table-row>
        <table:table-row table:style-name="ro2" table:number-rows-repeated="29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<text:s text:c="3"/></text:p>
          </table:table-cell>
          <table:table-cell table:number-columns-repeated="1021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'Project Spreadsheet Company'.A9:'Project Spreadsheet Company'.A2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odoni MT" svg:font-family="'Bodoni MT'" style:font-family-generic="roman" style:font-pitch="variable"/>
    <style:font-face style:name="Arial" svg:font-family="Arial" style:font-family-generic="swiss" style:font-pitch="variable"/>
    <style:font-face style:name="BankGothic Md BT" svg:font-family="'BankGothic Md BT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number-style style:name="N8000" number:language="en" number:country="IE">
      <number:number number:min-integer-digits="1"/>
    </number:number-style>
    <number:number-style style:name="N8106P0" style:volatile="true" number:language="en" number:country="IE">
      <number:text>€</number:text>
      <number:number number:decimal-places="0" number:min-integer-digits="1" number:grouping="true"/>
    </number:number-style>
    <number:number-style style:name="N8106" number:language="en" number:country="IE">
      <number:text>-€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E">
      <number:text>€</number:text>
      <number:number number:decimal-places="0" number:min-integer-digits="1" number:grouping="true"/>
    </number:number-style>
    <number:number-style style:name="N8107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E">
      <number:text>€</number:text>
      <number:number number:decimal-places="2" number:min-integer-digits="1" number:grouping="true"/>
    </number:number-style>
    <number:number-style style:name="N8108" number:language="en" number:country="IE">
      <number:text>-€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E">
      <number:text>€</number:text>
      <number:number number:decimal-places="2" number:min-integer-digits="1" number:grouping="true"/>
    </number:number-style>
    <number:number-style style:name="N8109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8111" number:language="en" number:country="IE">
      <number:day number:style="long"/>
      <number:text>-</number:text>
      <number:month number:textual="true"/>
    </number:date-style>
    <number:date-style style:name="N8112" number:language="en" number:country="IE">
      <number:month number:textual="true"/>
      <number:text>-</number:text>
      <number:year/>
    </number:date-style>
    <number:time-style style:name="N8113" number:language="en" number:country="IE">
      <number:hours/>
      <number:text>:</number:text>
      <number:minutes number:style="long"/>
      <number:text> </number:text>
      <number:am-pm/>
    </number:time-style>
    <number:time-style style:name="N8114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IE">
      <number:number number:decimal-places="0" number:min-integer-digits="1" number:grouping="true"/>
    </number:number-style>
    <number:number-style style:name="N8116" number:language="en" number:country="IE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IE">
      <number:number number:decimal-places="0" number:min-integer-digits="1" number:grouping="true"/>
    </number:number-style>
    <number:number-style style:name="N8117" number:language="en" number:country="IE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IE">
      <number:number number:decimal-places="2" number:min-integer-digits="1" number:grouping="true"/>
    </number:number-style>
    <number:number-style style:name="N8118" number:language="en" number:country="IE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IE">
      <number:number number:decimal-places="2" number:min-integer-digits="1" number:grouping="true"/>
    </number:number-style>
    <number:number-style style:name="N8119" number:language="en" number:country="IE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 number:country="IE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 number:country="IE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 number:country="IE">
      <number:text> - </number:text>
    </number:number-style>
    <number:text-style style:name="N8120" number:language="en" number:country="I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IE">
      <number:text> €</number:text>
      <number:number number:decimal-places="0" number:min-integer-digits="1" number:grouping="true"/>
      <number:text> </number:text>
    </number:number-style>
    <number:number-style style:name="N8121P1" style:volatile="true" number:language="en" number:country="IE">
      <number:text>-€</number:text>
      <number:number number:decimal-places="0" number:min-integer-digits="1" number:grouping="true"/>
      <number:text> </number:text>
    </number:number-style>
    <number:number-style style:name="N8121P2" style:volatile="true" number:language="en" number:country="IE">
      <number:text> €- </number:text>
    </number:number-style>
    <number:text-style style:name="N8121" number:language="en" number:country="I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n" number:country="IE">
      <number:text> </number:text>
      <number:number number:decimal-places="2" number:min-integer-digits="1" number:grouping="true"/>
      <number:text> </number:text>
    </number:number-style>
    <number:number-style style:name="N8122P1" style:volatile="true" number:language="en" number:country="IE">
      <number:text>-</number:text>
      <number:number number:decimal-places="2" number:min-integer-digits="1" number:grouping="true"/>
      <number:text> </number:text>
    </number:number-style>
    <number:number-style style:name="N8122P2" style:volatile="true" number:language="en" number:country="IE">
      <number:text> -</number:text>
      <number:number number:decimal-places="0" number:min-integer-digits="0"/>
      <number:text> </number:text>
    </number:number-style>
    <number:text-style style:name="N8122" number:language="en" number:country="I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en" number:country="IE">
      <number:text> €</number:text>
      <number:number number:decimal-places="2" number:min-integer-digits="1" number:grouping="true"/>
      <number:text> </number:text>
    </number:number-style>
    <number:number-style style:name="N8123P1" style:volatile="true" number:language="en" number:country="IE">
      <number:text>-€</number:text>
      <number:number number:decimal-places="2" number:min-integer-digits="1" number:grouping="true"/>
      <number:text> </number:text>
    </number:number-style>
    <number:number-style style:name="N8123P2" style:volatile="true" number:language="en" number:country="IE">
      <number:text> €-</number:text>
      <number:number number:decimal-places="0" number:min-integer-digits="0"/>
      <number:text> </number:text>
    </number:number-style>
    <number:text-style style:name="N8123" number:language="en" number:country="I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en" number:country="IE">
      <number:minutes number:style="long"/>
      <number:text>:</number:text>
      <number:seconds number:style="long"/>
    </number:time-style>
    <number:time-style style:name="N8125" number:language="en" number:country="I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en" number:country="IE">
      <number:minutes number:style="long"/>
      <number:text>:</number:text>
      <number:seconds number:style="long" number:decimal-places="1"/>
    </number:time-style>
    <number:number-style style:name="N8127" number:language="en" number:country="IE">
      <number:scientific-number number:decimal-places="1" number:min-integer-digits="3" number:min-exponent-digits="1"/>
    </number:number-style>
    <number:currency-style style:name="N8128P0" style:volatile="true" number:language="en" number:country="IE">
      <number:currency-symbol number:language="en" number:country="IE">€</number:currency-symbol>
      <number:number number:decimal-places="2" number:min-integer-digits="1" number:grouping="true"/>
    </number:currency-style>
    <number:currency-style style:name="N8128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8128P0"/>
    </number:currency-style>
    <number:currency-style style:name="N8129P0" style:volatile="true" number:language="en" number:country="IE">
      <number:currency-symbol number:language="en" number:country="IE">€</number:currency-symbol>
      <number:number number:decimal-places="0" number:min-integer-digits="1" number:grouping="true"/>
    </number:currency-style>
    <number:currency-style style:name="N8129" number:language="en" number:country="IE">
      <number:text>-</number:text>
      <number:currency-symbol number:language="en" number:country="IE">€</number:currency-symbol>
      <number:number number:decimal-places="0" number:min-integer-digits="1" number:grouping="true"/>
      <style:map style:condition="value()&gt;=0" style:apply-style-name="N8129P0"/>
    </number:currency-style>
    <number:currency-style style:name="N8130P0" style:volatile="true" number:language="en" number:country="IE">
      <number:currency-symbol number:language="en" number:country="IE">€</number:currency-symbol>
      <number:number number:decimal-places="2" number:min-integer-digits="1" number:grouping="true"/>
    </number:currency-style>
    <number:currency-style style:name="N8130" number:language="en" number:country="IE"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813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30/10/2014</text:date>, <text:time>18:4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ject_20_Spreadsheet_20_Company" style:display-name="PageStyle_Project Spreadsheet Compan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30T18:42:54.63</dc:date>
    <dc:creator>Joey Tierney</dc:creator>
    <meta:generator>OpenOffice/4.1.1$Win32 OpenOffice.org_project/411m6$Build-9775</meta:generator>
    <meta:editing-duration>PT54M44S</meta:editing-duration>
    <meta:editing-cycles>2</meta:editing-cycles>
    <meta:document-statistic meta:table-count="1" meta:cell-count="122" meta:object-count="0"/>
  </office:meta>
</office:document-meta>
</file>